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1.391cm"/>
    </style:style>
    <style:style style:name="co4" style:family="table-column">
      <style:table-column-properties fo:break-before="auto" style:column-width="0.884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127cm"/>
    </style:style>
    <style:style style:name="co7" style:family="table-column">
      <style:table-column-properties fo:break-before="auto" style:column-width="7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ff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color="#ff00ff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Nama:</text:p>
          </table:table-cell>
          <table:table-cell table:number-columns-repeated="2"/>
        </table:table-row>
        <table:table-row table:style-name="ro1">
          <table:table-cell office:value-type="string">
            <text:p>Umur (th):</text:p>
          </table:table-cell>
          <table:table-cell table:style-name="ce1"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Berat (kg):</text:p>
          </table:table-cell>
          <table:table-cell table:style-name="ce1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Tinggi (cm):</text:p>
          </table:table-cell>
          <table:table-cell table:style-name="ce1" office:value-type="float" office:value="170">
            <text:p>170</text:p>
          </table:table-cell>
          <table:table-cell/>
        </table:table-row>
        <table:table-row table:style-name="ro1">
          <table:table-cell office:value-type="string">
            <text:p>Kelamin (P/W):</text:p>
          </table:table-cell>
          <table:table-cell table:style-name="ce1" office:value-type="string">
            <text:p>P</text:p>
          </table:table-cell>
          <table:table-cell office:value-type="string">
            <text:p>P=pria, W=wanita</text:p>
          </table:table-cell>
        </table:table-row>
        <table:table-row table:style-name="ro1">
          <table:table-cell office:value-type="string">
            <text:p>Aktivitas sehari2x (P, R, S, A, AS):</text:p>
          </table:table-cell>
          <table:table-cell/>
          <table:table-cell office:value-type="string">
            <text:p>P=pasif, R=ringan, S=sedang, A=aktif, AS=aktif sekali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BMR (kal/hari):</text:p>
          </table:table-cell>
          <table:table-cell table:formula="oooc:=IF([.B5]=&quot;W&quot;;655+(9.6*[.B3])+(1.8*[.B4])-(4.7*[.B2]);66+ (13.7 *[.B3]) + ( 5 *[.B4])-(6.8*[.B2]))" office:value-type="float" office:value="1623.2">
            <text:p>1623,2</text:p>
          </table:table-cell>
          <table:table-cell/>
        </table:table-row>
      </table:table>
      <table:table table:name="makana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2" table:number-columns-repeated="252" table:default-cell-style-name="Default"/>
        <table:table-row table:style-name="ro1">
          <table:table-cell table:style-name="ce2" office:value-type="string">
            <text:p>Nama makanan</text:p>
          </table:table-cell>
          <table:table-cell table:style-name="ce4" office:value-type="string">
            <text:p>kal</text:p>
          </table:table-cell>
          <table:table-cell table:style-name="ce2" office:value-type="string">
            <text:p>kal2</text:p>
          </table:table-cell>
          <table:table-cell table:style-name="ce4" office:value-type="string">
            <text:p>kal/kg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note2</text:p>
          </table:table-cell>
          <table:table-cell table:number-columns-repeated="249"/>
        </table:table-row>
        <table:table-row table:style-name="ro1">
          <table:table-cell office:value-type="string">
            <text:p>roti putih (2 slice)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bread</text:p>
          </table:table-cell>
          <table:table-cell table:number-columns-repeated="251"/>
        </table:table-row>
        <table:table-row table:style-name="ro1">
          <table:table-cell office:value-type="string">
            <text:p>sate ayam (10 tusuk)</text:p>
          </table:table-cell>
          <table:table-cell office:value-type="float" office:value="350">
            <text:p>350</text:p>
          </table:table-cell>
          <table:table-cell table:number-columns-repeated="2"/>
          <table:table-cell office:value-type="string">
            <text:p>chicken</text:p>
          </table:table-cell>
          <table:table-cell table:number-columns-repeated="251"/>
        </table:table-row>
        <table:table-row table:style-name="ro1">
          <table:table-cell office:value-type="string">
            <text:p>ayam goreng, paha (1 potong)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string">
            <text:p>chicken</text:p>
          </table:table-cell>
          <table:table-cell table:number-columns-repeated="251"/>
        </table:table-row>
        <table:table-row table:style-name="ro1">
          <table:table-cell office:value-type="string">
            <text:p>ayam goreng (1 potong)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chicken</text:p>
          </table:table-cell>
          <table:table-cell table:number-columns-repeated="251"/>
        </table:table-row>
        <table:table-row table:style-name="ro1">
          <table:table-cell office:value-type="string">
            <text:p>kopi latte tanpa gula (1 cangkir)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susu kental manis (1 sdm)</text:p>
          </table:table-cell>
          <table:table-cell office:value-type="float" office:value="71">
            <text:p>71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"/>
          <table:table-cell table:style-name="ce3" table:number-columns-repeated="249"/>
        </table:table-row>
        <table:table-row table:style-name="ro1">
          <table:table-cell office:value-type="string">
            <text:p>kopi hitam tanpa gula (1 cangkir)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air tebu (250mL)</text:p>
          </table:table-cell>
          <table:table-cell office:value-type="float" office:value="184">
            <text:p>184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minuman olahraga (pocari sweat, mizone, gatorade) (1 kaleng 350mL)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jus jeruk (1 gelas)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coke, diet (1 kaleng 350mL)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coke, classic (1 kaleng 350mL)</text:p>
          </table:table-cell>
          <table:table-cell office:value-type="float" office:value="151">
            <text:p>151</text:p>
          </table:table-cell>
          <table:table-cell table:number-columns-repeated="2"/>
          <table:table-cell office:value-type="string">
            <text:p>drinks</text:p>
          </table:table-cell>
          <table:table-cell table:number-columns-repeated="251"/>
        </table:table-row>
        <table:table-row table:style-name="ro1">
          <table:table-cell office:value-type="string">
            <text:p>telor goreng (1 butir)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egg</text:p>
          </table:table-cell>
          <table:table-cell table:number-columns-repeated="251"/>
        </table:table-row>
        <table:table-row table:style-name="ro1">
          <table:table-cell office:value-type="string">
            <text:p>macdonalds: big mac (1 buah)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fast food</text:p>
          </table:table-cell>
          <table:table-cell table:number-columns-repeated="251"/>
        </table:table-row>
        <table:table-row table:style-name="ro1">
          <table:table-cell office:value-type="string">
            <text:p>Apel (1 buah)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pisang emas <text:s/>(1 buah)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Duren (5 buah)</text:p>
          </table:table-cell>
          <table:table-cell office:value-type="float" office:value="64">
            <text:p>64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pepaya (152g)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Mangga (1 buah)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Nanas (1 potong)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jambu batu (1 <text:s/>biji)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pisang goreng (1 potong)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fruit snack</text:p>
          </table:table-cell>
          <table:table-cell table:number-columns-repeated="251"/>
        </table:table-row>
        <table:table-row table:style-name="ro1">
          <table:table-cell office:value-type="string">
            <text:p>nasi putih (1 piring)</text:p>
          </table:table-cell>
          <table:table-cell office:value-type="float" office:value="242">
            <text:p>242</text:p>
          </table:table-cell>
          <table:table-cell office:value-type="float" office:value="260">
            <text:p>260</text:p>
          </table:table-cell>
          <table:table-cell/>
          <table:table-cell office:value-type="string">
            <text:p>grains</text:p>
          </table:table-cell>
          <table:table-cell table:number-columns-repeated="251"/>
        </table:table-row>
        <table:table-row table:style-name="ro1">
          <table:table-cell office:value-type="string">
            <text:p>nasi goreng + 1 telur (1 piring)</text:p>
          </table:table-cell>
          <table:table-cell office:value-type="float" office:value="635">
            <text:p>635</text:p>
          </table:table-cell>
          <table:table-cell table:number-columns-repeated="2"/>
          <table:table-cell office:value-type="string">
            <text:p>grains</text:p>
          </table:table-cell>
          <table:table-cell table:number-columns-repeated="251"/>
        </table:table-row>
        <table:table-row table:style-name="ro1">
          <table:table-cell office:value-type="string">
            <text:p>lumpia goreng (1 biji)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string">
            <text:p>snack</text:p>
          </table:table-cell>
          <table:table-cell table:number-columns-repeated="251"/>
        </table:table-row>
        <table:table-row table:style-name="ro1">
          <table:table-cell office:value-type="string">
            <text:p>capcai sayuran (1 piring)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Pizza (1 slice)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string">
            <text:p>western</text:p>
          </table:table-cell>
          <table:table-cell table:number-columns-repeated="251"/>
        </table:table-row>
        <table:table-row table:style-name="ro1">
          <table:table-cell office:value-type="string">
            <text:p>cheese burger (1 buah)</text:p>
          </table:table-cell>
          <table:table-cell office:value-type="float" office:value="425">
            <text:p>425</text:p>
          </table:table-cell>
          <table:table-cell table:number-columns-repeated="2"/>
          <table:table-cell office:value-type="string">
            <text:p>western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rench fries (small)</text:p>
          </table:table-cell>
          <table:table-cell table:style-name="ce6" office:value-type="float" office:value="405">
            <text:p>405</text:p>
          </table:table-cell>
          <table:table-cell table:style-name="ce3"/>
          <table:table-cell table:style-name="ce6"/>
          <table:table-cell table:style-name="ce3" office:value-type="string">
            <text:p>western</text:p>
          </table:table-cell>
          <table:table-cell table:style-name="ce3" office:value-type="string">
            <text:p>?</text:p>
          </table:table-cell>
          <table:table-cell table:style-name="ce3"/>
          <table:table-cell table:number-columns-repeated="249"/>
        </table:table-row>
        <table:table-row table:style-name="ro1">
          <table:table-cell office:value-type="string">
            <text:p>kacang tanah, disangray (146g)</text:p>
          </table:table-cell>
          <table:table-cell office:value-type="float" office:value="854">
            <text:p>854</text:p>
          </table:table-cell>
          <table:table-cell/>
          <table:table-cell table:formula="oooc:=[.B31]/0.146" office:value-type="float" office:value="5849.31506849315">
            <text:p>5849</text:p>
          </table:table-cell>
          <table:table-cell office:value-type="string">
            <text:p>nuts</text:p>
          </table:table-cell>
          <table:table-cell table:number-columns-repeated="251"/>
        </table:table-row>
        <table:table-row table:style-name="ro1">
          <table:table-cell office:value-type="string">
            <text:p>bumbu rujak (gula jawa + kacang) (1 sdm = 12g)</text:p>
          </table:table-cell>
          <table:table-cell table:formula="oooc:=0.4*25+0.35*854/146" office:value-type="float" office:value="12.0472602739726">
            <text:p>12</text:p>
          </table:table-cell>
          <table:table-cell table:number-columns-repeated="3"/>
          <table:table-cell office:value-type="string">
            <text:p>steven</text:p>
          </table:table-cell>
          <table:table-cell office:value-type="string">
            <text:p>Asumsi gula:kacang:air = 40:35:25, gula dianggap gula putih, </text:p>
          </table:table-cell>
          <table:table-cell table:number-columns-repeated="249"/>
        </table:table-row>
        <table:table-row table:style-name="ro1">
          <table:table-cell office:value-type="string">
            <text:p>french fries (medium)</text:p>
          </table:table-cell>
          <table:table-cell office:value-type="float" office:value="350">
            <text:p>350</text:p>
          </table:table-cell>
          <table:table-cell table:number-columns-repeated="254"/>
        </table:table-row>
        <table:table-row table:style-name="ro1">
          <table:table-cell office:value-type="string">
            <text:p>double cheese burger (1 buah)</text:p>
          </table:table-cell>
          <table:table-cell office:value-type="float" office:value="460">
            <text:p>460</text:p>
          </table:table-cell>
          <table:table-cell table:number-columns-repeated="254"/>
        </table:table-row>
        <table:table-row table:style-name="ro1">
          <table:table-cell office:value-type="string">
            <text:p>mie bakso (1 piring)</text:p>
          </table:table-cell>
          <table:table-cell office:value-type="float" office:value="400">
            <text:p>400</text:p>
          </table:table-cell>
          <table:table-cell table:number-columns-repeated="254"/>
        </table:table-row>
        <table:table-row table:style-name="ro1">
          <table:table-cell office:value-type="string">
            <text:p>rujak campur + 3-6 sdm bumbu gula jawa+kacang (1 piring)</text:p>
          </table:table-cell>
          <table:table-cell table:formula="oooc:=200+3*12" office:value-type="float" office:value="236">
            <text:p>236</text:p>
          </table:table-cell>
          <table:table-cell table:formula="oooc:=300+6*12" office:value-type="float" office:value="372">
            <text:p>372</text:p>
          </table:table-cell>
          <table:table-cell table:number-columns-repeated="2"/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rujak campur TANPA bumbu (1 piring)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fruit snack</text:p>
          </table:table-cell>
          <table:table-cell office:value-type="string">
            <text:p>steven</text:p>
          </table:table-cell>
          <table:table-cell office:value-type="string">
            <text:p>Jumlah: sekitar 4-5x buah apel, kalori berbagai buah dirata2x</text:p>
          </table:table-cell>
          <table:table-cell table:number-columns-repeated="249"/>
        </table:table-row>
        <table:table-row table:style-name="ro1">
          <table:table-cell office:value-type="string">
            <text:p>rujak buah (1 piring)</text:p>
          </table:table-cell>
          <table:table-cell office:value-type="float" office:value="400">
            <text:p>400</text:p>
          </table:table-cell>
          <table:table-cell table:number-columns-repeated="254"/>
        </table:table-row>
        <table:table-row table:style-name="ro1">
          <table:table-cell office:value-type="string">
            <text:p>Belimbing (1 biji)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gula putih (1 sdt rata = 4g)</text:p>
          </table:table-cell>
          <table:table-cell office:value-type="float" office:value="15">
            <text:p>15</text:p>
          </table:table-cell>
          <table:table-cell/>
          <table:table-cell office:value-type="float" office:value="4162">
            <text:p>4162</text:p>
          </table:table-cell>
          <table:table-cell office:value-type="string">
            <text:p>sugar</text:p>
          </table:table-cell>
          <table:table-cell table:number-columns-repeated="251"/>
        </table:table-row>
        <table:table-row table:style-name="ro1">
          <table:table-cell office:value-type="string">
            <text:p>sambal udang (setengah cawan)</text:p>
          </table:table-cell>
          <table:table-cell office:value-type="float" office:value="70">
            <text:p>70</text:p>
          </table:table-cell>
          <table:table-cell table:number-columns-repeated="254"/>
        </table:table-row>
        <table:table-row table:style-name="ro1">
          <table:table-cell office:value-type="string">
            <text:p>sambal sotong (setengah cawan)</text:p>
          </table:table-cell>
          <table:table-cell office:value-type="float" office:value="55">
            <text:p>55</text:p>
          </table:table-cell>
          <table:table-cell table:number-columns-repeated="254"/>
        </table:table-row>
        <table:table-row table:style-name="ro1">
          <table:table-cell office:value-type="string">
            <text:p>gula putih (1 cup = 185g)</text:p>
          </table:table-cell>
          <table:table-cell office:value-type="float" office:value="770">
            <text:p>770</text:p>
          </table:table-cell>
          <table:table-cell/>
          <table:table-cell office:value-type="float" office:value="4162">
            <text:p>4162</text:p>
          </table:table-cell>
          <table:table-cell office:value-type="string">
            <text:p>sugar</text:p>
          </table:table-cell>
          <table:table-cell table:number-columns-repeated="251"/>
        </table:table-row>
        <table:table-row table:style-name="ro1">
          <table:table-cell office:value-type="string">
            <text:p>gula putih (1 sdm = 12g)</text:p>
          </table:table-cell>
          <table:table-cell office:value-type="float" office:value="48">
            <text:p>48</text:p>
          </table:table-cell>
          <table:table-cell/>
          <table:table-cell office:value-type="float" office:value="4162">
            <text:p>4162</text:p>
          </table:table-cell>
          <table:table-cell office:value-type="string">
            <text:p>sugar</text:p>
          </table:table-cell>
          <table:table-cell table:number-columns-repeated="251"/>
        </table:table-row>
        <table:table-row table:style-name="ro1">
          <table:table-cell office:value-type="string">
            <text:p>gula putih (1 sdt membukit = 6g)</text:p>
          </table:table-cell>
          <table:table-cell office:value-type="float" office:value="25">
            <text:p>25</text:p>
          </table:table-cell>
          <table:table-cell/>
          <table:table-cell office:value-type="float" office:value="4162">
            <text:p>4162</text:p>
          </table:table-cell>
          <table:table-cell office:value-type="string">
            <text:p>sugar</text:p>
          </table:table-cell>
          <table:table-cell table:number-columns-repeated="251"/>
        </table:table-row>
        <table:table-row table:style-name="ro1">
          <table:table-cell office:value-type="string">
            <text:p>gula putih (1kg)</text:p>
          </table:table-cell>
          <table:table-cell table:formula="oooc:=1000/185*[.B43]" office:value-type="float" office:value="4162.16216216216">
            <text:p>4162</text:p>
          </table:table-cell>
          <table:table-cell/>
          <table:table-cell table:formula="oooc:=[.B46]" office:value-type="float" office:value="4162.16216216216">
            <text:p>4162</text:p>
          </table:table-cell>
          <table:table-cell office:value-type="string">
            <text:p>sugar</text:p>
          </table:table-cell>
          <table:table-cell table:number-columns-repeated="251"/>
        </table:table-row>
        <table:table-row table:style-name="ro1">
          <table:table-cell office:value-type="string">
            <text:p>salad TANPA dressing</text:p>
          </table:table-cell>
          <table:table-cell table:number-columns-repeated="3"/>
          <table:table-cell office:value-type="string">
            <text:p>vegetable</text:p>
          </table:table-cell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lotek TANPA bumbu</text:p>
          </table:table-cell>
          <table:table-cell table:number-columns-repeated="3"/>
          <table:table-cell office:value-type="string">
            <text:p>vegetable</text:p>
          </table:table-cell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Lotek + 6-8 sdm bumbu kacang</text:p>
          </table:table-cell>
          <table:table-cell table:number-columns-repeated="255"/>
        </table:table-row>
        <table:table-row table:style-name="ro1">
          <table:table-cell office:value-type="string">
            <text:p>Bumbu lotek</text:p>
          </table:table-cell>
          <table:table-cell table:formula="oooc:=0.2*25+0.55*854/146" office:value-type="float" office:value="8.21712328767123">
            <text:p>8</text:p>
          </table:table-cell>
          <table:table-cell table:number-columns-repeated="2"/>
          <table:table-cell office:value-type="string">
            <text:p>dressing</text:p>
          </table:table-cell>
          <table:table-cell office:value-type="string">
            <text:p>steven</text:p>
          </table:table-cell>
          <table:table-cell office:value-type="string">
            <text:p>Asumsi gula:kacang:air = 20:55:25, gula dianggap gula putih, </text:p>
          </table:table-cell>
          <table:table-cell table:number-columns-repeated="249"/>
        </table:table-row>
        <table:table-row table:style-name="ro1">
          <table:table-cell office:value-type="string">
            <text:p>wortel (1cup, dipotong2x, 128g)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daun selada/lettuce (1 cup, dipotong2x, 55g)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Tomat (149g)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daun bayam (30g)</text:p>
          </table:table-cell>
          <table:table-cell office:value-type="float" office:value="7">
            <text:p>7</text:p>
          </table:table-cell>
          <table:table-cell/>
          <table:table-cell table:formula="oooc:=[.B54]/0.03" office:value-type="float" office:value="233.333333333333">
            <text:p>233</text:p>
          </table:table-cell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mentimun/bonteng (52g)</text:p>
          </table:table-cell>
          <table:table-cell office:value-type="float" office:value="8">
            <text:p>8</text:p>
          </table:table-cell>
          <table:table-cell/>
          <table:table-cell table:formula="oooc:=[.B55]/0.052" office:value-type="float" office:value="153.846153846154">
            <text:p>154</text:p>
          </table:table-cell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terong/terung (82g)</text:p>
          </table:table-cell>
          <table:table-cell office:value-type="float" office:value="20">
            <text:p>20</text:p>
          </table:table-cell>
          <table:table-cell/>
          <table:table-cell table:formula="oooc:=[.B56]/0.082" office:value-type="float" office:value="243.90243902439">
            <text:p>244</text:p>
          </table:table-cell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jamur (70g)</text:p>
          </table:table-cell>
          <table:table-cell office:value-type="float" office:value="15">
            <text:p>15</text:p>
          </table:table-cell>
          <table:table-cell/>
          <table:table-cell table:formula="oooc:=[.B57]/0.07" office:value-type="float" office:value="214.285714285714">
            <text:p>214</text:p>
          </table:table-cell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vegetable</text:p>
          </table:table-cell>
          <table:table-cell table:number-columns-repeated="251"/>
        </table:table-row>
        <table:table-row table:style-name="ro1">
          <table:table-cell office:value-type="string">
            <text:p>susu bubuk full cream (1 sdm)</text:p>
          </table:table-cell>
          <table:table-cell table:number-columns-repeated="3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office:value-type="string">
            <text:p>susu bubuk skim/nonfat (1 sdm)</text:p>
          </table:table-cell>
          <table:table-cell table:number-columns-repeated="3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office:value-type="string">
            <text:p>susu segar (1 gelas)</text:p>
          </table:table-cell>
          <table:table-cell table:number-columns-repeated="3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office:value-type="string">
            <text:p>es krim (2 scoop)</text:p>
          </table:table-cell>
          <table:table-cell table:number-columns-repeated="3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dairy</text:p>
          </table:table-cell>
          <table:table-cell table:number-columns-repeated="251"/>
        </table:table-row>
        <table:table-row table:style-name="ro1">
          <table:table-cell office:value-type="string">
            <text:p>Jeruk (1 buah)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fruit</text:p>
          </table:table-cell>
          <table:table-cell table:number-columns-repeated="251"/>
        </table:table-row>
        <table:table-row table:style-name="ro1">
          <table:table-cell office:value-type="string">
            <text:p>kentang bakar + kulit (1 buah, besar, 300g)</text:p>
          </table:table-cell>
          <table:table-cell office:value-type="float" office:value="278">
            <text:p>278</text:p>
          </table:table-cell>
          <table:table-cell/>
          <table:table-cell table:formula="oooc:=[.B72]/0.3" office:value-type="float" office:value="926.666666666667">
            <text:p>927</text:p>
          </table:table-cell>
          <table:table-cell office:value-type="string">
            <text:p>legume</text:p>
          </table:table-cell>
          <table:table-cell table:number-columns-repeated="251"/>
        </table:table-row>
        <table:table-row table:style-name="ro1">
          <table:table-cell office:value-type="string">
            <text:p>mi instan rasa ayam bawang (1 bungkus)</text:p>
          </table:table-cell>
          <table:table-cell office:value-type="float" office:value="330">
            <text:p>330</text:p>
          </table:table-cell>
          <table:table-cell table:number-columns-repeated="254"/>
        </table:table-row>
        <table:table-row table:style-name="ro1">
          <table:table-cell office:value-type="string">
            <text:p>Telur (1 buah)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egg</text:p>
          </table:table-cell>
          <table:table-cell table:number-columns-repeated="251"/>
        </table:table-row>
        <table:table-row table:style-name="ro1">
          <table:table-cell office:value-type="string">
            <text:p>Kroket (1 buah)</text:p>
          </table:table-cell>
          <table:table-cell office:value-type="float" office:value="68">
            <text:p>68</text:p>
          </table:table-cell>
          <table:table-cell table:number-columns-repeated="2"/>
          <table:table-cell office:value-type="string">
            <text:p>snack</text:p>
          </table:table-cell>
          <table:table-cell table:number-columns-repeated="251"/>
        </table:table-row>
        <table:table-row table:style-name="ro1">
          <table:table-cell office:value-type="string">
            <text:p>Lemper (1 buah)</text:p>
          </table:table-cell>
          <table:table-cell table:number-columns-repeated="3"/>
          <table:table-cell office:value-type="string">
            <text:p>snack</text:p>
          </table:table-cell>
          <table:table-cell table:number-columns-repeated="251"/>
        </table:table-row>
        <table:table-row table:style-name="ro1">
          <table:table-cell office:value-type="string">
            <text:p>salad pizza hut, TANPA dressing (1 kotak plastik hijau, +- 500g)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vegetable</text:p>
          </table:table-cell>
          <table:table-cell office:value-type="string">
            <text:p>steven</text:p>
          </table:table-cell>
          <table:table-cell office:value-type="string">
            <text:p>yang biasa gw ambil adalah jamur, jagung, buncis, kacang merah, makaroni, bonteng, kentang, kol. Rata2x sayuran 150-250 kal/kg, sementara kentang/makaroni 1000/kg. Sebelnya, suka banyak keju walau gak ada dressing, keju gw anggap bisa sampe 2000/kg. So rata2xnya antara 250 s.d. 450/kg</text:p>
          </table:table-cell>
          <table:table-cell table:number-columns-repeated="249"/>
        </table:table-row>
        <table:table-row table:style-name="ro1">
          <table:table-cell office:value-type="string">
            <text:p>salad pizza hut, dengan dressing secukupnya +- 2 sdm (1 kotak plastik hijau, +- 500g)</text:p>
          </table:table-cell>
          <table:table-cell table:style-name="Default" table:formula="oooc:=125+70" office:value-type="float" office:value="195">
            <text:p>195</text:p>
          </table:table-cell>
          <table:table-cell table:formula="oooc:=250+70" office:value-type="float" office:value="320">
            <text:p>320</text:p>
          </table:table-cell>
          <table:table-cell/>
          <table:table-cell office:value-type="string">
            <text:p>vegetable</text:p>
          </table:table-cell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salad pizza hut, dengan dressing, 1 serving (½ kotak x 500g = 250g)</text:p>
          </table:table-cell>
          <table:table-cell table:style-name="Default" table:formula="oooc:=195/2" office:value-type="float" office:value="97.5">
            <text:p>97,5</text:p>
          </table:table-cell>
          <table:table-cell table:formula="oooc:=320/2" office:value-type="float" office:value="160">
            <text:p>160</text:p>
          </table:table-cell>
          <table:table-cell/>
          <table:table-cell office:value-type="string">
            <text:p>vegetable</text:p>
          </table:table-cell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susu ultra coklat, 1 serving (250mL)</text:p>
          </table:table-cell>
          <table:table-cell office:value-type="float" office:value="150">
            <text:p>150</text:p>
          </table:table-cell>
          <table:table-cell/>
          <table:table-cell table:formula="oooc:=[.B80]/0.15/1.05" office:value-type="float" office:value="952.380952380952">
            <text:p>952</text:p>
          </table:table-cell>
          <table:table-cell office:value-type="string">
            <text:p>dairy</text:p>
          </table:table-cell>
          <table:table-cell office:value-type="string">
            <text:p>steven</text:p>
          </table:table-cell>
          <table:table-cell table:number-columns-repeated="250"/>
        </table:table-row>
        <table:table-row table:style-name="ro1">
          <table:table-cell office:value-type="string">
            <text:p>Mizone, 1 botol (500mL)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steven</text:p>
          </table:table-cell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ktivitas" table:style-name="ta1" table:print="false">
        <office:forms form:automatic-focus="false" form:apply-design-mode="false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Activity (1 hour)</text:p>
          </table:table-cell>
          <table:table-cell office:value-type="string">
            <text:p>60kg</text:p>
          </table:table-cell>
          <table:table-cell office:value-type="string">
            <text:p>66kg</text:p>
          </table:table-cell>
          <table:table-cell office:value-type="string">
            <text:p>70kg</text:p>
          </table:table-cell>
          <table:table-cell office:value-type="string">
            <text:p>86kg</text:p>
          </table:table-cell>
        </table:table-row>
        <table:table-row table:style-name="ro1">
          <table:table-cell office:value-type="string">
            <text:p>Running, 10 mph (6 min mile)</text:p>
          </table:table-cell>
          <table:table-cell office:value-type="float" office:value="944">
            <text:p>944</text:p>
          </table:table-cell>
          <table:table-cell table:formula="oooc:=(70-66)/(70-60)*([.D2]-[.B2])+[.B2]" office:value-type="float" office:value="1016.8">
            <text:p>1016,8</text:p>
          </table:table-cell>
          <table:table-cell office:value-type="float" office:value="1126">
            <text:p>1126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Running, 10.9 mph (5.5 min mile)</text:p>
          </table:table-cell>
          <table:table-cell office:value-type="float" office:value="1062">
            <text:p>1062</text:p>
          </table:table-cell>
          <table:table-cell table:formula="oooc:=(70-66)/(70-60)*([.D3]-[.B3])+[.B3]" office:value-type="float" office:value="1144">
            <text:p>1144</text:p>
          </table:table-cell>
          <table:table-cell office:value-type="float" office:value="1267">
            <text:p>1267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string">
            <text:p>Running, 5 mph (12 min mile)</text:p>
          </table:table-cell>
          <table:table-cell office:value-type="float" office:value="472">
            <text:p>472</text:p>
          </table:table-cell>
          <table:table-cell table:formula="oooc:=(70-66)/(70-60)*([.D4]-[.B4])+[.B4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Running, 5.2 mph (11.5 min mile)</text:p>
          </table:table-cell>
          <table:table-cell office:value-type="float" office:value="531">
            <text:p>531</text:p>
          </table:table-cell>
          <table:table-cell table:formula="oooc:=(70-66)/(70-60)*([.D5]-[.B5])+[.B5]" office:value-type="float" office:value="571.8">
            <text:p>571,8</text:p>
          </table:table-cell>
          <table:table-cell office:value-type="float" office:value="633">
            <text:p>63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Running, 6 mph (10 min mile)</text:p>
          </table:table-cell>
          <table:table-cell office:value-type="float" office:value="590">
            <text:p>590</text:p>
          </table:table-cell>
          <table:table-cell table:formula="oooc:=(70-66)/(70-60)*([.D6]-[.B6])+[.B6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Running, 6.7 mph (9 min mile)</text:p>
          </table:table-cell>
          <table:table-cell office:value-type="float" office:value="649">
            <text:p>649</text:p>
          </table:table-cell>
          <table:table-cell table:formula="oooc:=(70-66)/(70-60)*([.D7]-[.B7])+[.B7]" office:value-type="float" office:value="699">
            <text:p>699</text:p>
          </table:table-cell>
          <table:table-cell office:value-type="float" office:value="774">
            <text:p>774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Running, 7 mph (8.5 min mile)</text:p>
          </table:table-cell>
          <table:table-cell office:value-type="float" office:value="679">
            <text:p>679</text:p>
          </table:table-cell>
          <table:table-cell table:formula="oooc:=(70-66)/(70-60)*([.D8]-[.B8])+[.B8]" office:value-type="float" office:value="731">
            <text:p>731</text:p>
          </table:table-cell>
          <table:table-cell office:value-type="float" office:value="809">
            <text:p>809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string">
            <text:p>Running, 7.5mph (8 min mile)</text:p>
          </table:table-cell>
          <table:table-cell office:value-type="float" office:value="738">
            <text:p>738</text:p>
          </table:table-cell>
          <table:table-cell table:formula="oooc:=(70-66)/(70-60)*([.D9]-[.B9])+[.B9]" office:value-type="float" office:value="794.8">
            <text:p>794,8</text:p>
          </table:table-cell>
          <table:table-cell office:value-type="float" office:value="880">
            <text:p>880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string">
            <text:p>Running, 8 mph (7.5 min mile)</text:p>
          </table:table-cell>
          <table:table-cell office:value-type="float" office:value="797">
            <text:p>797</text:p>
          </table:table-cell>
          <table:table-cell table:formula="oooc:=(70-66)/(70-60)*([.D10]-[.B10])+[.B10]" office:value-type="float" office:value="858.2">
            <text:p>858,2</text:p>
          </table:table-cell>
          <table:table-cell office:value-type="float" office:value="950">
            <text:p>950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string">
            <text:p>Running, 8.6 mph (7 min mile)</text:p>
          </table:table-cell>
          <table:table-cell office:value-type="float" office:value="826">
            <text:p>826</text:p>
          </table:table-cell>
          <table:table-cell table:formula="oooc:=(70-66)/(70-60)*([.D11]-[.B11])+[.B11]" office:value-type="float" office:value="889.6">
            <text:p>889,6</text:p>
          </table:table-cell>
          <table:table-cell office:value-type="float" office:value="985">
            <text:p>985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string">
            <text:p>Running, 9 mph (6.5 min mile)</text:p>
          </table:table-cell>
          <table:table-cell office:value-type="float" office:value="885">
            <text:p>885</text:p>
          </table:table-cell>
          <table:table-cell table:formula="oooc:=(70-66)/(70-60)*([.D12]-[.B12])+[.B12]" office:value-type="float" office:value="953.4">
            <text:p>953,4</text:p>
          </table:table-cell>
          <table:table-cell office:value-type="float" office:value="1056">
            <text:p>1056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string">
            <text:p>Running, cross country</text:p>
          </table:table-cell>
          <table:table-cell office:value-type="float" office:value="531">
            <text:p>531</text:p>
          </table:table-cell>
          <table:table-cell table:formula="oooc:=(70-66)/(70-60)*([.D13]-[.B13])+[.B13]" office:value-type="float" office:value="571.8">
            <text:p>571,8</text:p>
          </table:table-cell>
          <table:table-cell office:value-type="float" office:value="633">
            <text:p>63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Running, general</text:p>
          </table:table-cell>
          <table:table-cell office:value-type="float" office:value="472">
            <text:p>472</text:p>
          </table:table-cell>
          <table:table-cell table:formula="oooc:=(70-66)/(70-60)*([.D14]-[.B14])+[.B14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Running, in place</text:p>
          </table:table-cell>
          <table:table-cell office:value-type="float" office:value="472">
            <text:p>472</text:p>
          </table:table-cell>
          <table:table-cell table:formula="oooc:=(70-66)/(70-60)*([.D15]-[.B15])+[.B15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Running, on a track, team practice</text:p>
          </table:table-cell>
          <table:table-cell office:value-type="float" office:value="590">
            <text:p>590</text:p>
          </table:table-cell>
          <table:table-cell table:formula="oooc:=(70-66)/(70-60)*([.D16]-[.B16])+[.B16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Running, stairs, up</text:p>
          </table:table-cell>
          <table:table-cell office:value-type="float" office:value="885">
            <text:p>885</text:p>
          </table:table-cell>
          <table:table-cell table:formula="oooc:=(70-66)/(70-60)*([.D17]-[.B17])+[.B17]" office:value-type="float" office:value="953.4">
            <text:p>953,4</text:p>
          </table:table-cell>
          <table:table-cell office:value-type="float" office:value="1056">
            <text:p>1056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string">
            <text:p>Running, training, pushing wheelchair</text:p>
          </table:table-cell>
          <table:table-cell office:value-type="float" office:value="472">
            <text:p>472</text:p>
          </table:table-cell>
          <table:table-cell table:formula="oooc:=(70-66)/(70-60)*([.D18]-[.B18])+[.B18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Running, wheeling, general</text:p>
          </table:table-cell>
          <table:table-cell office:value-type="float" office:value="177">
            <text:p>177</text:p>
          </table:table-cell>
          <table:table-cell table:formula="oooc:=(70-66)/(70-60)*([.D19]-[.B19])+[.B19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ailing, boat/board, windsurfing, general</text:p>
          </table:table-cell>
          <table:table-cell office:value-type="float" office:value="177">
            <text:p>177</text:p>
          </table:table-cell>
          <table:table-cell table:formula="oooc:=(70-66)/(70-60)*([.D20]-[.B20])+[.B20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ailing, in competition</text:p>
          </table:table-cell>
          <table:table-cell office:value-type="float" office:value="295">
            <text:p>295</text:p>
          </table:table-cell>
          <table:table-cell table:formula="oooc:=(70-66)/(70-60)*([.D21]-[.B21])+[.B21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crubbing floors, on hands and knees</text:p>
          </table:table-cell>
          <table:table-cell office:value-type="float" office:value="325">
            <text:p>325</text:p>
          </table:table-cell>
          <table:table-cell table:formula="oooc:=(70-66)/(70-60)*([.D22]-[.B22])+[.B22]" office:value-type="float" office:value="349.8">
            <text:p>349,8</text:p>
          </table:table-cell>
          <table:table-cell office:value-type="float" office:value="387">
            <text:p>387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string">
            <text:p>Shoveling snow, by hand</text:p>
          </table:table-cell>
          <table:table-cell office:value-type="float" office:value="354">
            <text:p>354</text:p>
          </table:table-cell>
          <table:table-cell table:formula="oooc:=(70-66)/(70-60)*([.D23]-[.B23])+[.B23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huffleboard, lawn bowling</text:p>
          </table:table-cell>
          <table:table-cell office:value-type="float" office:value="177">
            <text:p>177</text:p>
          </table:table-cell>
          <table:table-cell table:formula="oooc:=(70-66)/(70-60)*([.D24]-[.B24])+[.B24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itting-playing with child(ren)-light</text:p>
          </table:table-cell>
          <table:table-cell office:value-type="float" office:value="148">
            <text:p>148</text:p>
          </table:table-cell>
          <table:table-cell table:formula="oooc:=(70-66)/(70-60)*([.D25]-[.B25])+[.B25]" office:value-type="float" office:value="159.2">
            <text:p>159,2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Skateboarding</text:p>
          </table:table-cell>
          <table:table-cell office:value-type="float" office:value="295">
            <text:p>295</text:p>
          </table:table-cell>
          <table:table-cell table:formula="oooc:=(70-66)/(70-60)*([.D26]-[.B26])+[.B26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kating, ice, 9 mph or less</text:p>
          </table:table-cell>
          <table:table-cell office:value-type="float" office:value="325">
            <text:p>325</text:p>
          </table:table-cell>
          <table:table-cell table:formula="oooc:=(70-66)/(70-60)*([.D27]-[.B27])+[.B27]" office:value-type="float" office:value="349.8">
            <text:p>349,8</text:p>
          </table:table-cell>
          <table:table-cell office:value-type="float" office:value="387">
            <text:p>387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string">
            <text:p>Skating, ice, general</text:p>
          </table:table-cell>
          <table:table-cell office:value-type="float" office:value="413">
            <text:p>413</text:p>
          </table:table-cell>
          <table:table-cell table:formula="oooc:=(70-66)/(70-60)*([.D28]-[.B28])+[.B28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ating, ice, rapidly, &gt; 9 mph</text:p>
          </table:table-cell>
          <table:table-cell office:value-type="float" office:value="531">
            <text:p>531</text:p>
          </table:table-cell>
          <table:table-cell table:formula="oooc:=(70-66)/(70-60)*([.D29]-[.B29])+[.B29]" office:value-type="float" office:value="571.8">
            <text:p>571,8</text:p>
          </table:table-cell>
          <table:table-cell office:value-type="float" office:value="633">
            <text:p>63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Skating, ice, speed, competitive</text:p>
          </table:table-cell>
          <table:table-cell office:value-type="float" office:value="885">
            <text:p>885</text:p>
          </table:table-cell>
          <table:table-cell table:formula="oooc:=(70-66)/(70-60)*([.D30]-[.B30])+[.B30]" office:value-type="float" office:value="953.4">
            <text:p>953,4</text:p>
          </table:table-cell>
          <table:table-cell office:value-type="float" office:value="1056">
            <text:p>1056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string">
            <text:p>Skating, roller</text:p>
          </table:table-cell>
          <table:table-cell office:value-type="float" office:value="413">
            <text:p>413</text:p>
          </table:table-cell>
          <table:table-cell table:formula="oooc:=(70-66)/(70-60)*([.D31]-[.B31])+[.B31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i jumping (climb up carrying skis)</text:p>
          </table:table-cell>
          <table:table-cell office:value-type="float" office:value="413">
            <text:p>413</text:p>
          </table:table-cell>
          <table:table-cell table:formula="oooc:=(70-66)/(70-60)*([.D32]-[.B32])+[.B32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i machine, general</text:p>
          </table:table-cell>
          <table:table-cell office:value-type="float" office:value="561">
            <text:p>561</text:p>
          </table:table-cell>
          <table:table-cell table:formula="oooc:=(70-66)/(70-60)*([.D33]-[.B33])+[.B33]" office:value-type="float" office:value="604.2">
            <text:p>604,2</text:p>
          </table:table-cell>
          <table:table-cell office:value-type="float" office:value="669">
            <text:p>669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string">
            <text:p>Skiing, cross-country, &gt;8.0 mph, racing</text:p>
          </table:table-cell>
          <table:table-cell office:value-type="float" office:value="826">
            <text:p>826</text:p>
          </table:table-cell>
          <table:table-cell table:formula="oooc:=(70-66)/(70-60)*([.D34]-[.B34])+[.B34]" office:value-type="float" office:value="889.6">
            <text:p>889,6</text:p>
          </table:table-cell>
          <table:table-cell office:value-type="float" office:value="985">
            <text:p>985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string">
            <text:p>Skiing, cross-country, moderate effort</text:p>
          </table:table-cell>
          <table:table-cell office:value-type="float" office:value="472">
            <text:p>472</text:p>
          </table:table-cell>
          <table:table-cell table:formula="oooc:=(70-66)/(70-60)*([.D35]-[.B35])+[.B35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kiing, cross-country, slow or light effort</text:p>
          </table:table-cell>
          <table:table-cell office:value-type="float" office:value="413">
            <text:p>413</text:p>
          </table:table-cell>
          <table:table-cell table:formula="oooc:=(70-66)/(70-60)*([.D36]-[.B36])+[.B36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iing, cross-country, uphill, maximum effort</text:p>
          </table:table-cell>
          <table:table-cell office:value-type="float" office:value="974">
            <text:p>974</text:p>
          </table:table-cell>
          <table:table-cell table:formula="oooc:=(70-66)/(70-60)*([.D37]-[.B37])+[.B37]" office:value-type="float" office:value="1048.8">
            <text:p>1048,8</text:p>
          </table:table-cell>
          <table:table-cell office:value-type="float" office:value="1161">
            <text:p>1161</text:p>
          </table:table-cell>
          <table:table-cell office:value-type="float" office:value="1423">
            <text:p>1423</text:p>
          </table:table-cell>
        </table:table-row>
        <table:table-row table:style-name="ro1">
          <table:table-cell office:value-type="string">
            <text:p>Skiing, cross-country, vigorous effort</text:p>
          </table:table-cell>
          <table:table-cell office:value-type="float" office:value="531">
            <text:p>531</text:p>
          </table:table-cell>
          <table:table-cell table:formula="oooc:=(70-66)/(70-60)*([.D38]-[.B38])+[.B38]" office:value-type="float" office:value="571.8">
            <text:p>571,8</text:p>
          </table:table-cell>
          <table:table-cell office:value-type="float" office:value="633">
            <text:p>633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string">
            <text:p>Skiing, downhill, light effort</text:p>
          </table:table-cell>
          <table:table-cell office:value-type="float" office:value="295">
            <text:p>295</text:p>
          </table:table-cell>
          <table:table-cell table:formula="oooc:=(70-66)/(70-60)*([.D39]-[.B39])+[.B39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kiing, downhill, moderate effort</text:p>
          </table:table-cell>
          <table:table-cell office:value-type="float" office:value="354">
            <text:p>354</text:p>
          </table:table-cell>
          <table:table-cell table:formula="oooc:=(70-66)/(70-60)*([.D40]-[.B40])+[.B40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kiing, downhill, vigorous effort, racing</text:p>
          </table:table-cell>
          <table:table-cell office:value-type="float" office:value="472">
            <text:p>472</text:p>
          </table:table-cell>
          <table:table-cell table:formula="oooc:=(70-66)/(70-60)*([.D41]-[.B41])+[.B41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kiing, snow, general</text:p>
          </table:table-cell>
          <table:table-cell office:value-type="float" office:value="413">
            <text:p>413</text:p>
          </table:table-cell>
          <table:table-cell table:formula="oooc:=(70-66)/(70-60)*([.D42]-[.B42])+[.B42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iing, water</text:p>
          </table:table-cell>
          <table:table-cell office:value-type="float" office:value="354">
            <text:p>354</text:p>
          </table:table-cell>
          <table:table-cell table:formula="oooc:=(70-66)/(70-60)*([.D43]-[.B43])+[.B43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ki-mobiling, water</text:p>
          </table:table-cell>
          <table:table-cell office:value-type="float" office:value="413">
            <text:p>413</text:p>
          </table:table-cell>
          <table:table-cell table:formula="oooc:=(70-66)/(70-60)*([.D44]-[.B44])+[.B44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kin diving, scuba diving, general</text:p>
          </table:table-cell>
          <table:table-cell office:value-type="float" office:value="413">
            <text:p>413</text:p>
          </table:table-cell>
          <table:table-cell table:formula="oooc:=(70-66)/(70-60)*([.D45]-[.B45])+[.B45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ledding, tobogganing, bobsledding, luge</text:p>
          </table:table-cell>
          <table:table-cell office:value-type="float" office:value="413">
            <text:p>413</text:p>
          </table:table-cell>
          <table:table-cell table:formula="oooc:=(70-66)/(70-60)*([.D46]-[.B46])+[.B46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norkeling</text:p>
          </table:table-cell>
          <table:table-cell office:value-type="float" office:value="295">
            <text:p>295</text:p>
          </table:table-cell>
          <table:table-cell table:formula="oooc:=(70-66)/(70-60)*([.D47]-[.B47])+[.B47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now shoeing</text:p>
          </table:table-cell>
          <table:table-cell office:value-type="float" office:value="472">
            <text:p>472</text:p>
          </table:table-cell>
          <table:table-cell table:formula="oooc:=(70-66)/(70-60)*([.D48]-[.B48])+[.B48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nowmobiling</text:p>
          </table:table-cell>
          <table:table-cell office:value-type="float" office:value="207">
            <text:p>207</text:p>
          </table:table-cell>
          <table:table-cell table:formula="oooc:=(70-66)/(70-60)*([.D49]-[.B49])+[.B49]" office:value-type="float" office:value="222.6">
            <text:p>222,6</text:p>
          </table:table-cell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Soccer, casual, general</text:p>
          </table:table-cell>
          <table:table-cell office:value-type="float" office:value="413">
            <text:p>413</text:p>
          </table:table-cell>
          <table:table-cell table:formula="oooc:=(70-66)/(70-60)*([.D50]-[.B50])+[.B50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Soccer, competitive</text:p>
          </table:table-cell>
          <table:table-cell office:value-type="float" office:value="590">
            <text:p>590</text:p>
          </table:table-cell>
          <table:table-cell table:formula="oooc:=(70-66)/(70-60)*([.D51]-[.B51])+[.B51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Softball or baseball, fast or slow pitch</text:p>
          </table:table-cell>
          <table:table-cell office:value-type="float" office:value="295">
            <text:p>295</text:p>
          </table:table-cell>
          <table:table-cell table:formula="oooc:=(70-66)/(70-60)*([.D52]-[.B52])+[.B52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oftball, officiating</text:p>
          </table:table-cell>
          <table:table-cell office:value-type="float" office:value="354">
            <text:p>354</text:p>
          </table:table-cell>
          <table:table-cell table:formula="oooc:=(70-66)/(70-60)*([.D53]-[.B53])+[.B53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quash</text:p>
          </table:table-cell>
          <table:table-cell office:value-type="float" office:value="708">
            <text:p>708</text:p>
          </table:table-cell>
          <table:table-cell table:formula="oooc:=(70-66)/(70-60)*([.D54]-[.B54])+[.B54]" office:value-type="float" office:value="762.4">
            <text:p>762,4</text:p>
          </table:table-cell>
          <table:table-cell office:value-type="float" office:value="844">
            <text:p>844</text:p>
          </table:table-cell>
          <table:table-cell office:value-type="float" office:value="1035">
            <text:p>1035</text:p>
          </table:table-cell>
        </table:table-row>
        <table:table-row table:style-name="ro1">
          <table:table-cell office:value-type="string">
            <text:p>Stair-treadmill ergometer, general</text:p>
          </table:table-cell>
          <table:table-cell office:value-type="float" office:value="354">
            <text:p>354</text:p>
          </table:table-cell>
          <table:table-cell table:formula="oooc:=(70-66)/(70-60)*([.D55]-[.B55])+[.B55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tanding-packing/unpacking boxes</text:p>
          </table:table-cell>
          <table:table-cell office:value-type="float" office:value="207">
            <text:p>207</text:p>
          </table:table-cell>
          <table:table-cell table:formula="oooc:=(70-66)/(70-60)*([.D56]-[.B56])+[.B56]" office:value-type="float" office:value="222.6">
            <text:p>222,6</text:p>
          </table:table-cell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Stretching, hatha yoga</text:p>
          </table:table-cell>
          <table:table-cell office:value-type="float" office:value="236">
            <text:p>236</text:p>
          </table:table-cell>
          <table:table-cell table:formula="oooc:=(70-66)/(70-60)*([.D57]-[.B57])+[.B57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Surfing, body or board</text:p>
          </table:table-cell>
          <table:table-cell office:value-type="float" office:value="177">
            <text:p>177</text:p>
          </table:table-cell>
          <table:table-cell table:formula="oooc:=(70-66)/(70-60)*([.D58]-[.B58])+[.B58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Sweeping garage, sidewalk</text:p>
          </table:table-cell>
          <table:table-cell office:value-type="float" office:value="236">
            <text:p>236</text:p>
          </table:table-cell>
          <table:table-cell table:formula="oooc:=(70-66)/(70-60)*([.D59]-[.B59])+[.B59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Swimming laps, freestyle, fast, vigorous effort</text:p>
          </table:table-cell>
          <table:table-cell office:value-type="float" office:value="590">
            <text:p>590</text:p>
          </table:table-cell>
          <table:table-cell table:formula="oooc:=(70-66)/(70-60)*([.D60]-[.B60])+[.B60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Swimming laps, freestyle, light/moderate effort</text:p>
          </table:table-cell>
          <table:table-cell office:value-type="float" office:value="472">
            <text:p>472</text:p>
          </table:table-cell>
          <table:table-cell table:formula="oooc:=(70-66)/(70-60)*([.D61]-[.B61])+[.B61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wimming, backstroke, general</text:p>
          </table:table-cell>
          <table:table-cell office:value-type="float" office:value="472">
            <text:p>472</text:p>
          </table:table-cell>
          <table:table-cell table:formula="oooc:=(70-66)/(70-60)*([.D62]-[.B62])+[.B62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wimming, breaststroke, general</text:p>
          </table:table-cell>
          <table:table-cell office:value-type="float" office:value="590">
            <text:p>590</text:p>
          </table:table-cell>
          <table:table-cell table:formula="oooc:=(70-66)/(70-60)*([.D63]-[.B63])+[.B63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Swimming, butterfly, general</text:p>
          </table:table-cell>
          <table:table-cell office:value-type="float" office:value="649">
            <text:p>649</text:p>
          </table:table-cell>
          <table:table-cell table:formula="oooc:=(70-66)/(70-60)*([.D64]-[.B64])+[.B64]" office:value-type="float" office:value="699">
            <text:p>699</text:p>
          </table:table-cell>
          <table:table-cell office:value-type="float" office:value="774">
            <text:p>774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Swimming, leisurely, general</text:p>
          </table:table-cell>
          <table:table-cell office:value-type="float" office:value="354">
            <text:p>354</text:p>
          </table:table-cell>
          <table:table-cell table:formula="oooc:=(70-66)/(70-60)*([.D65]-[.B65])+[.B65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Swimming, sidestroke, general</text:p>
          </table:table-cell>
          <table:table-cell office:value-type="float" office:value="472">
            <text:p>472</text:p>
          </table:table-cell>
          <table:table-cell table:formula="oooc:=(70-66)/(70-60)*([.D66]-[.B66])+[.B66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wimming, sychronized</text:p>
          </table:table-cell>
          <table:table-cell office:value-type="float" office:value="472">
            <text:p>472</text:p>
          </table:table-cell>
          <table:table-cell table:formula="oooc:=(70-66)/(70-60)*([.D67]-[.B67])+[.B67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Swimming, treading water, fast/vigorous</text:p>
          </table:table-cell>
          <table:table-cell office:value-type="float" office:value="590">
            <text:p>590</text:p>
          </table:table-cell>
          <table:table-cell table:formula="oooc:=(70-66)/(70-60)*([.D68]-[.B68])+[.B68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Swimming, treading water, moderate effort</text:p>
          </table:table-cell>
          <table:table-cell office:value-type="float" office:value="236">
            <text:p>236</text:p>
          </table:table-cell>
          <table:table-cell table:formula="oooc:=(70-66)/(70-60)*([.D69]-[.B69])+[.B69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Table tennis, ping pong</text:p>
          </table:table-cell>
          <table:table-cell office:value-type="float" office:value="236">
            <text:p>236</text:p>
          </table:table-cell>
          <table:table-cell table:formula="oooc:=(70-66)/(70-60)*([.D70]-[.B70])+[.B70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Tai chi</text:p>
          </table:table-cell>
          <table:table-cell office:value-type="float" office:value="236">
            <text:p>236</text:p>
          </table:table-cell>
          <table:table-cell table:formula="oooc:=(70-66)/(70-60)*([.D71]-[.B71])+[.B71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Teaching aerobics class</text:p>
          </table:table-cell>
          <table:table-cell office:value-type="float" office:value="354">
            <text:p>354</text:p>
          </table:table-cell>
          <table:table-cell table:formula="oooc:=(70-66)/(70-60)*([.D72]-[.B72])+[.B72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Tennis, doubles</text:p>
          </table:table-cell>
          <table:table-cell office:value-type="float" office:value="354">
            <text:p>354</text:p>
          </table:table-cell>
          <table:table-cell table:formula="oooc:=(70-66)/(70-60)*([.D73]-[.B73])+[.B73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Tennis, general</text:p>
          </table:table-cell>
          <table:table-cell office:value-type="float" office:value="413">
            <text:p>413</text:p>
          </table:table-cell>
          <table:table-cell table:formula="oooc:=(70-66)/(70-60)*([.D74]-[.B74])+[.B74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Tennis, singles</text:p>
          </table:table-cell>
          <table:table-cell office:value-type="float" office:value="472">
            <text:p>472</text:p>
          </table:table-cell>
          <table:table-cell table:formula="oooc:=(70-66)/(70-60)*([.D75]-[.B75])+[.B75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Unicycling</text:p>
          </table:table-cell>
          <table:table-cell office:value-type="float" office:value="295">
            <text:p>295</text:p>
          </table:table-cell>
          <table:table-cell table:formula="oooc:=(70-66)/(70-60)*([.D76]-[.B76])+[.B76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Volleyball, beach</text:p>
          </table:table-cell>
          <table:table-cell office:value-type="float" office:value="472">
            <text:p>472</text:p>
          </table:table-cell>
          <table:table-cell table:formula="oooc:=(70-66)/(70-60)*([.D77]-[.B77])+[.B77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Volleyball, competitive, in gymnasium</text:p>
          </table:table-cell>
          <table:table-cell office:value-type="float" office:value="236">
            <text:p>236</text:p>
          </table:table-cell>
          <table:table-cell table:formula="oooc:=(70-66)/(70-60)*([.D78]-[.B78])+[.B78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Volleyball, noncompetitive; 6-9 member team</text:p>
          </table:table-cell>
          <table:table-cell office:value-type="float" office:value="177">
            <text:p>177</text:p>
          </table:table-cell>
          <table:table-cell table:formula="oooc:=(70-66)/(70-60)*([.D79]-[.B79])+[.B79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Walk/run-playing with child(ren)-moderate</text:p>
          </table:table-cell>
          <table:table-cell office:value-type="float" office:value="236">
            <text:p>236</text:p>
          </table:table-cell>
          <table:table-cell table:formula="oooc:=(70-66)/(70-60)*([.D80]-[.B80])+[.B80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Walk/run-playing with child(ren)-vigorous</text:p>
          </table:table-cell>
          <table:table-cell office:value-type="float" office:value="295">
            <text:p>295</text:p>
          </table:table-cell>
          <table:table-cell table:formula="oooc:=(70-66)/(70-60)*([.D81]-[.B81])+[.B81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Walking, 2.0 mph, slow pace</text:p>
          </table:table-cell>
          <table:table-cell office:value-type="float" office:value="148">
            <text:p>148</text:p>
          </table:table-cell>
          <table:table-cell table:formula="oooc:=(70-66)/(70-60)*([.D82]-[.B82])+[.B82]" office:value-type="float" office:value="159.2">
            <text:p>159,2</text:p>
          </table:table-cell>
          <table:table-cell office:value-type="float" office:value="176">
            <text:p>176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Walking, 3.0 mph, mod. pace, walking dog</text:p>
          </table:table-cell>
          <table:table-cell office:value-type="float" office:value="207">
            <text:p>207</text:p>
          </table:table-cell>
          <table:table-cell table:formula="oooc:=(70-66)/(70-60)*([.D83]-[.B83])+[.B83]" office:value-type="float" office:value="222.6">
            <text:p>222,6</text:p>
          </table:table-cell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Walking, 3.5 mph, uphill</text:p>
          </table:table-cell>
          <table:table-cell office:value-type="float" office:value="354">
            <text:p>354</text:p>
          </table:table-cell>
          <table:table-cell table:formula="oooc:=(70-66)/(70-60)*([.D84]-[.B84])+[.B84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Walking, 4.0 mph, very brisk pace</text:p>
          </table:table-cell>
          <table:table-cell office:value-type="float" office:value="236">
            <text:p>236</text:p>
          </table:table-cell>
          <table:table-cell table:formula="oooc:=(70-66)/(70-60)*([.D85]-[.B85])+[.B85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Walking, carrying infant or 15-lb load</text:p>
          </table:table-cell>
          <table:table-cell office:value-type="float" office:value="207">
            <text:p>207</text:p>
          </table:table-cell>
          <table:table-cell table:formula="oooc:=(70-66)/(70-60)*([.D86]-[.B86])+[.B86]" office:value-type="float" office:value="222.6">
            <text:p>222,6</text:p>
          </table:table-cell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Walking, grass track</text:p>
          </table:table-cell>
          <table:table-cell office:value-type="float" office:value="295">
            <text:p>295</text:p>
          </table:table-cell>
          <table:table-cell table:formula="oooc:=(70-66)/(70-60)*([.D87]-[.B87])+[.B87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Walking, upstairs</text:p>
          </table:table-cell>
          <table:table-cell office:value-type="float" office:value="472">
            <text:p>472</text:p>
          </table:table-cell>
          <table:table-cell table:formula="oooc:=(70-66)/(70-60)*([.D88]-[.B88])+[.B88]" office:value-type="float" office:value="508.4">
            <text:p>508,4</text:p>
          </table:table-cell>
          <table:table-cell office:value-type="float" office:value="563">
            <text:p>563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Walking, using crutches</text:p>
          </table:table-cell>
          <table:table-cell office:value-type="float" office:value="236">
            <text:p>236</text:p>
          </table:table-cell>
          <table:table-cell table:formula="oooc:=(70-66)/(70-60)*([.D89]-[.B89])+[.B89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Wallyball, general</text:p>
          </table:table-cell>
          <table:table-cell office:value-type="float" office:value="413">
            <text:p>413</text:p>
          </table:table-cell>
          <table:table-cell table:formula="oooc:=(70-66)/(70-60)*([.D90]-[.B90])+[.B90]" office:value-type="float" office:value="445">
            <text:p>445</text:p>
          </table:table-cell>
          <table:table-cell office:value-type="float" office:value="493">
            <text:p>49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string">
            <text:p>Water aerobics, water calisthenics</text:p>
          </table:table-cell>
          <table:table-cell office:value-type="float" office:value="236">
            <text:p>236</text:p>
          </table:table-cell>
          <table:table-cell table:formula="oooc:=(70-66)/(70-60)*([.D91]-[.B91])+[.B91]"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Water polo</text:p>
          </table:table-cell>
          <table:table-cell office:value-type="float" office:value="590">
            <text:p>590</text:p>
          </table:table-cell>
          <table:table-cell table:formula="oooc:=(70-66)/(70-60)*([.D92]-[.B92])+[.B92]" office:value-type="float" office:value="635.6">
            <text:p>635,6</text:p>
          </table:table-cell>
          <table:table-cell office:value-type="float" office:value="704">
            <text:p>704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Water volleyball</text:p>
          </table:table-cell>
          <table:table-cell office:value-type="float" office:value="177">
            <text:p>177</text:p>
          </table:table-cell>
          <table:table-cell table:formula="oooc:=(70-66)/(70-60)*([.D93]-[.B93])+[.B93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Weight lifting or body building, vigorous effort</text:p>
          </table:table-cell>
          <table:table-cell office:value-type="float" office:value="354">
            <text:p>354</text:p>
          </table:table-cell>
          <table:table-cell table:formula="oooc:=(70-66)/(70-60)*([.D94]-[.B94])+[.B94]" office:value-type="float" office:value="381.2">
            <text:p>381,2</text:p>
          </table:table-cell>
          <table:table-cell office:value-type="float" office:value="422">
            <text:p>42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Weight lifting, light or moderate effort</text:p>
          </table:table-cell>
          <table:table-cell office:value-type="float" office:value="177">
            <text:p>177</text:p>
          </table:table-cell>
          <table:table-cell table:formula="oooc:=(70-66)/(70-60)*([.D95]-[.B95])+[.B95]" office:value-type="float" office:value="190.6">
            <text:p>190,6</text:p>
          </table:table-cell>
          <table:table-cell office:value-type="float" office:value="211">
            <text:p>211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Whitewater rafting, kayaking, or canoeing</text:p>
          </table:table-cell>
          <table:table-cell office:value-type="float" office:value="295">
            <text:p>295</text:p>
          </table:table-cell>
          <table:table-cell table:formula="oooc:=(70-66)/(70-60)*([.D96]-[.B96])+[.B96]" office:value-type="float" office:value="317.8">
            <text:p>317,8</text:p>
          </table:table-cell>
          <table:table-cell office:value-type="float" office:value="352">
            <text:p>352</text:p>
          </table:table-cell>
          <table:table-cell office:value-type="float" office:value="431">
            <text:p>431</text:p>
          </table:table-cell>
        </table:table-row>
      </table:table>
      <table:database-ranges>
        <table:database-range table:target-range-address="makanan.A1:makanan.G4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number:number-style style:name="N105">
      <number:number number:decimal-places="3"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22/02/2009</text:date>, <text:time>21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8T12:59:32</meta:creation-date>
    <dc:date>2009-02-22T21:27:22</dc:date>
    <meta:editing-cycles>16</meta:editing-cycles>
    <meta:editing-duration>PT6H11M15S</meta:editing-duration>
    <meta:user-defined meta:name="Info 1"/>
    <meta:user-defined meta:name="Info 2"/>
    <meta:user-defined meta:name="Info 3"/>
    <meta:user-defined meta:name="Info 4"/>
    <meta:document-statistic meta:table-count="3" meta:cell-count="740"/>
  </office:meta>
</office:document-meta>
</file>